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5K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Threads / Compiler Options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table:style-name="ce2">
            <draw:frame draw:z-index="1" draw:id="id0" draw:style-name="a0" draw:name="Chart 1" svg:x="0.5in" svg:y="0.0989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0.764900000000001" table:style-name="ce2">
            <text:p>10.7649</text:p>
          </table:table-cell>
          <table:table-cell office:value-type="float" office:value="4.7652999999999999" table:style-name="ce2">
            <text:p>4.7653</text:p>
          </table:table-cell>
          <table:table-cell office:value-type="float" office:value="1.24729" table:style-name="ce2">
            <text:p>1.24729</text:p>
          </table:table-cell>
          <table:table-cell office:value-type="float" office:value="0.82153100000000001" table:style-name="ce2">
            <text:p>0.821531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.7658" table:style-name="ce2">
            <text:p>10.7658</text:p>
          </table:table-cell>
          <table:table-cell office:value-type="float" office:value="4.6303799999999997" table:style-name="ce2">
            <text:p>4.63038</text:p>
          </table:table-cell>
          <table:table-cell office:value-type="float" office:value="1.2102900000000001" table:style-name="ce2">
            <text:p>1.21029</text:p>
          </table:table-cell>
          <table:table-cell office:value-type="float" office:value="0.82351399999999997" table:style-name="ce2">
            <text:p>0.823514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.7659" table:style-name="ce2">
            <text:p>10.7659</text:p>
          </table:table-cell>
          <table:table-cell office:value-type="float" office:value="4.6433499999999999" table:style-name="ce2">
            <text:p>4.64335</text:p>
          </table:table-cell>
          <table:table-cell office:value-type="float" office:value="1.2113100000000001" table:style-name="ce2">
            <text:p>1.21131</text:p>
          </table:table-cell>
          <table:table-cell office:value-type="float" office:value="0.82952499999999996" table:style-name="ce2">
            <text:p>0.829525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.7578" table:style-name="ce2">
            <text:p>10.7578</text:p>
          </table:table-cell>
          <table:table-cell office:value-type="float" office:value="4.6513499999999999" table:style-name="ce2">
            <text:p>4.65135</text:p>
          </table:table-cell>
          <table:table-cell office:value-type="float" office:value="1.21631" table:style-name="ce2">
            <text:p>1.21631</text:p>
          </table:table-cell>
          <table:table-cell office:value-type="float" office:value="0.82554499999999997" table:style-name="ce2">
            <text:p>0.825545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.757899999999999" table:style-name="ce2">
            <text:p>10.7579</text:p>
          </table:table-cell>
          <table:table-cell office:value-type="float" office:value="4.6403499999999998" table:style-name="ce2">
            <text:p>4.64035</text:p>
          </table:table-cell>
          <table:table-cell office:value-type="float" office:value="1.2253000000000001" table:style-name="ce2">
            <text:p>1.2253</text:p>
          </table:table-cell>
          <table:table-cell office:value-type="float" office:value="0.83052999999999999" table:style-name="ce2">
            <text:p>0.83053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.7669" table:style-name="ce2">
            <text:p>10.7669</text:p>
          </table:table-cell>
          <table:table-cell office:value-type="float" office:value="4.6653399999999996" table:style-name="ce2">
            <text:p>4.66534</text:p>
          </table:table-cell>
          <table:table-cell office:value-type="float" office:value="1.2153099999999999" table:style-name="ce2">
            <text:p>1.21531</text:p>
          </table:table-cell>
          <table:table-cell office:value-type="float" office:value="0.83250800000000003" table:style-name="ce2">
            <text:p>0.832508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.776899999999999" table:style-name="ce2">
            <text:p>10.7769</text:p>
          </table:table-cell>
          <table:table-cell office:value-type="float" office:value="4.6403699999999999" table:style-name="ce2">
            <text:p>4.64037</text:p>
          </table:table-cell>
          <table:table-cell office:value-type="float" office:value="1.2273000000000001" table:style-name="ce2">
            <text:p>1.2273</text:p>
          </table:table-cell>
          <table:table-cell office:value-type="float" office:value="0.81955" table:style-name="ce2">
            <text:p>0.81955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.7699" table:style-name="ce2">
            <text:p>10.7699</text:p>
          </table:table-cell>
          <table:table-cell office:value-type="float" office:value="4.6243800000000004" table:style-name="ce2">
            <text:p>4.62438</text:p>
          </table:table-cell>
          <table:table-cell office:value-type="float" office:value="1.1962999999999999" table:style-name="ce2">
            <text:p>1.1963</text:p>
          </table:table-cell>
          <table:table-cell office:value-type="float" office:value="0.82455199999999995" table:style-name="ce2">
            <text:p>0.824552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.770799999999999" table:style-name="ce2">
            <text:p>10.7708</text:p>
          </table:table-cell>
          <table:table-cell office:value-type="float" office:value="4.6383700000000001" table:style-name="ce2">
            <text:p>4.63837</text:p>
          </table:table-cell>
          <table:table-cell office:value-type="float" office:value="1.2242999999999999" table:style-name="ce2">
            <text:p>1.2243</text:p>
          </table:table-cell>
          <table:table-cell office:value-type="float" office:value="0.81953299999999996" table:style-name="ce2">
            <text:p>0.819533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.8208" table:style-name="ce2">
            <text:p>10.8208</text:p>
          </table:table-cell>
          <table:table-cell office:value-type="float" office:value="4.6243800000000004" table:style-name="ce2">
            <text:p>4.62438</text:p>
          </table:table-cell>
          <table:table-cell office:value-type="float" office:value="1.2313000000000001" table:style-name="ce2">
            <text:p>1.2313</text:p>
          </table:table-cell>
          <table:table-cell office:value-type="float" office:value="0.83054700000000004" table:style-name="ce2">
            <text:p>0.83054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Average</text:p>
          </table:table-cell>
          <table:table-cell office:value-type="float" office:value="10.77176" table:formula="of:=AVERAGE([.B3:.B12])" table:style-name="ce2">
            <text:p>10.77176</text:p>
          </table:table-cell>
          <table:table-cell office:value-type="float" office:value="4.6523570000000003" table:formula="of:=AVERAGE([.C3:.C12])" table:style-name="ce2">
            <text:p>4.652357</text:p>
          </table:table-cell>
          <table:table-cell office:value-type="float" office:value="1.2205010000000001" table:formula="of:=AVERAGE([.D3:.D12])" table:style-name="ce2">
            <text:p>1.220501</text:p>
          </table:table-cell>
          <table:table-cell office:value-type="float" office:value="0.8257334999999999" table:formula="of:=AVERAGE([.E3:.E12])" table:style-name="ce2">
            <text:p>0.825733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chine Specs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Intel i7-5930 @ 3.5GH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m</text:p>
          </table:table-cell>
          <table:table-cell office:value-type="string" table:style-name="ce1">
            <text:p>16GB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Nicholas Pritchard</meta:initial-creator>
    <dc:creator>Nicholas Pritchard</dc:creator>
    <meta:creation-date>2020-04-12T09:59:07Z</meta:creation-date>
    <dc:date>2020-05-04T12:11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ming vs. Threadin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# Threads</text:p>
            </chart:title>
          </chart:axis>
          <chart:series chart:values-cell-range-address="5K.$B$13:.$E$13" chart:class="chart:scatter" chart:attached-axis="primary-y" chart:style-name="G0S0">
            <chart:domain table:cell-range-address="5K.$B$2:.$E$2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